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style:font-face style:name="Mangal" svg:font-family="Mang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text-properties style:font-name="Times New Roman" style:font-name-asian="Times New Roman" style:font-name-complex="Times New Roman" fo:font-size="12pt" style:font-size-asian="12pt" style:font-size-complex="12pt" fo:font-weight="bold" style:font-weight-asian="bold" style:font-weight-complex="bold" style:font-family-generic="roman"/>
    </style:style>
    <style:style style:name="ce3" style:family="table-cell" style:parent-style-name="Default" style:data-style-name="N0">
      <style:table-cell-properties style:vertical-align="middle" fo:wrap-option="wrap"/>
      <style:text-properties style:font-name="Times New Roman" style:font-name-asian="Times New Roman" style:font-name-complex="Times New Roman" fo:font-size="12pt" style:font-size-asian="12pt" style:font-size-complex="12pt" style:font-family-generic="roman"/>
    </style:style>
    <style:style style:name="ce4" style:family="table-cell" style:parent-style-name="Default" style:data-style-name="N0">
      <style:table-cell-properties style:vertical-align="middle" fo:wrap-option="wrap"/>
      <style:text-properties style:font-name="Mangal" style:font-name-asian="Mangal" style:font-name-complex="Mangal" fo:font-size="12pt" style:font-size-asian="12pt" style:font-size-complex="12pt" style:font-family-generic="roman"/>
    </style:style>
    <style:style style:name="ce5" style:family="table-cell" style:parent-style-name="Default" style:data-style-name="N0">
      <style:table-cell-properties style:vertical-align="top" fo:wrap-option="wrap"/>
    </style:style>
    <style:style style:name="ce6" style:family="table-cell" style:parent-style-name="Default" style:data-style-name="N0">
      <style:table-cell-properties style:vertical-align="middle" fo:wrap-option="wrap"/>
      <style:text-properties style:font-name="Times New Roman" style:font-name-asian="Times New Roman" style:font-name-complex="Times New Roman" fo:font-size="12pt" style:font-size-asian="12pt" style:font-size-complex="12pt" style:font-family-generic="roman"/>
    </style:style>
    <style:style style:name="T1"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2.11666666666667cm"/>
    </style:style>
    <style:style style:name="ro1" style:family="table-row">
      <style:table-row-properties style:row-height="31.2pt" style:use-optimal-row-height="true" fo:break-before="auto"/>
    </style:style>
    <style:style style:name="ro2" style:family="table-row">
      <style:table-row-properties style:row-height="409.6pt" style:use-optimal-row-height="true" fo:break-before="auto"/>
    </style:style>
    <style:style style:name="ro3" style:family="table-row">
      <style:table-row-properties style:row-height="409.6pt" style:use-optimal-row-height="false" fo:break-before="auto"/>
    </style:style>
    <style:style style:name="ro4" style:family="table-row">
      <style:table-row-properties style:row-height="156pt" style:use-optimal-row-height="true" fo:break-before="auto"/>
    </style:style>
    <style:style style:name="ro5" style:family="table-row">
      <style:table-row-properties style:row-height="218.4pt" style:use-optimal-row-height="true" fo:break-before="auto"/>
    </style:style>
    <style:style style:name="ro6" style:family="table-row">
      <style:table-row-properties style:row-height="15.6pt" style:use-optimal-row-height="true" fo:break-before="auto"/>
    </style:style>
    <style:style style:name="ro7" style:family="table-row">
      <style:table-row-properties style:row-height="14.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Sheet1" table:style-name="ta1">
        <table:table-column table:style-name="co1" table:number-columns-repeated="16384" table:default-cell-style-name="ce1"/>
        <table:table-row table:style-name="ro1">
          <table:table-cell office:value-type="string" table:style-name="ce2">
            <text:p>main_word</text:p>
          </table:table-cell>
          <table:table-cell office:value-type="string" table:style-name="ce2">
            <text:p>sans_word</text:p>
          </table:table-cell>
          <table:table-cell office:value-type="string" table:style-name="ce2">
            <text:p>eng_word</text:p>
          </table:table-cell>
          <table:table-cell office:value-type="string" table:style-name="ce2">
            <text:p>com</text:p>
          </table:table-cell>
          <table:table-cell table:number-columns-repeated="16380"/>
        </table:table-row>
        <table:table-row table:style-name="ro2">
          <table:table-cell office:value-type="string" table:style-name="ce3">
            <text:p>abort</text:p>
          </table:table-cell>
          <table:table-cell office:value-type="string" table:style-name="ce3">
            <text:p>&amp;#2357;&amp;#2381;&amp;#2351;&amp;#2366;+&amp;#2346;&amp;#2342; &amp;#2410; - &amp;#2310; &amp;#2339;&amp;#2367;&amp;#2330;&amp;#2381; (&amp;#2357;&amp;#2381;&amp;#2351;&amp;#2366;&amp;#2346;&amp;#2366;&amp;#2342;&amp;#2351;&amp;#2340;&amp;#2367; / &amp;#2340;&amp;#2375;) &amp;#2404; “&amp;#2311;&amp;#2350;&amp;#2306; &amp;#2357;&amp;#2367;&amp;#2343;&amp;#2367;&amp;#2306; &amp;#2357;&amp;#2381;&amp;#2351;&amp;#2366;&amp;#2346;&amp;#2366;&amp;#2342;&amp;#2351;" &amp;#2404; "&amp;#2342;&amp;#2340;&amp;#2381;&amp;#2340;&amp;#2366;&amp;#2306;&amp;#2358;&amp;#2346;&amp;#2381;&amp;#2352;&amp;#2360;&amp;#2366;&amp;#2352;&amp;#2339;&amp;#2306; &amp;#2357;&amp;#2381;&amp;#2351;&amp;#2366;&amp;#2346;&amp;#2366;&amp;#2342;&amp;#2351;" (&amp;#2407;) &amp;#2346;&amp;#2352;&amp;#2367;&amp;#2357;&amp;#2352;&amp;#2381;&amp;#2340;&amp;#2367;&amp;#2340;&amp;#2306; &amp;#2342;&amp;#2340;&amp;#2381;&amp;#2340;&amp;#2366;&amp;#2306;&amp;#2358;&amp;#2350;&amp;#2381; &amp;#2309;&amp;#2357;&amp;#2367;&amp;#2327;&amp;#2339;&amp;#2351;&amp;#2381;&amp;#2351;, &amp;#2325;&amp;#2360;&amp;#2381;&amp;#2351;&amp;#2330;&amp;#2367;&amp;#2340;&amp;#2381; &amp;#2344;&amp;#2367;&amp;#2351;&amp;#2379;&amp;#2327;&amp;#2360;&amp;#2381;&amp;#2351; &amp;#2309;&amp;#2344;&amp;#2369;&amp;#2346;&amp;#2381;&amp;#2352;&amp;#2351;&amp;#2379;&amp;#2327;&amp;#2360;&amp;#2381;&amp;#2351; &amp;#2357;&amp;#2366;, &amp;#2325;&amp;#2381;&amp;#2352;&amp;#2367;&amp;#2351;&amp;#2366;&amp;#2325;&amp;#2366;&amp;#2354;&amp;#2375; &amp;#2348;&amp;#2354;&amp;#2366;&amp;#2340;&amp;#2381;&amp;#2325;&amp;#2366;&amp;#2352;&amp;#2375;&amp;#2339; &amp;#2360;&amp;#2350;&amp;#2366;&amp;#2346;&amp;#2344;&amp;#2350;&amp;#2381; &amp;#2404; (&amp;#2408;) &amp;#2346;&amp;#2381;&amp;#2352;&amp;#2360;&amp;#2366;&amp;#2352;&amp;#2339;&amp;#2360;&amp;#2381;&amp;#2351; &amp;#2360;&amp;#2381;&amp;#2340;&amp;#2350;&amp;#2381;&amp;#2349;&amp;#2344;&amp;#2350;&amp;#2381; &amp;#2357;&amp;#2366; &amp;#2404;</text:p>
          </table:table-cell>
          <table:table-cell office:value-type="string" table:style-name="ce3">
            <text:p>(1) To abnormally terminate a function or application without saving any data that has been changed. (2) To stop a transmission.</text:p>
          </table:table-cell>
          <table:table-cell office:value-type="string" table:style-name="ce3">
            <text:p>abort –v</text:p>
          </table:table-cell>
          <table:table-cell table:number-columns-repeated="16380"/>
        </table:table-row>
        <table:table-row table:style-name="ro2">
          <table:table-cell office:value-type="string" table:style-name="ce3">
            <text:p>absolute address</text:p>
          </table:table-cell>
          <table:table-cell office:value-type="string" table:style-name="ce3">
            <text:p>&amp;#2344;&amp;#2367;&amp;#2352;&amp;#2346;&amp;#2375;&amp;#2325;&amp;#2381;&amp;#2359;&amp;#2360;&amp;#2329;&amp;#2381;&amp;#2325;&amp;#2375;&amp;#2340;&amp;#2307; &amp;#2404; &amp;#2346;&amp;#2370;&amp;#2352;&amp;#2381;&amp;#2339;&amp;#2360;&amp;#2329;&amp;#2381;&amp;#2325;&amp;#2375;&amp;#2340;&amp;#2307; &amp;#2404; &amp;#2360;&amp;#2381;&amp;#2350;&amp;#2371;&amp;#2340;&amp;#2367;&amp;#2360;&amp;#2381;&amp;#2341;&amp;#2366;&amp;#2344;&amp;#2360;&amp;#2381;&amp;#2351;, &amp;#2344;&amp;#2375;&amp;#2350;&amp;#2367;&amp;#2325;&amp;#2379;&amp;#2346;&amp;#2325;&amp;#2352;&amp;#2339;&amp;#2360;&amp;#2381;&amp;#2351;, &amp;#2313;&amp;#2346;&amp;#2325;&amp;#2352;&amp;#2339;&amp;#2375; &amp;#2325;&amp;#2367;&amp;#2334;&amp;#2381;&amp;#2330;&amp;#2367;&amp;#2340;&amp;#2381;&amp;#2360;&amp;#2381;&amp;#2341;&amp;#2366;&amp;#2344;&amp;#2360;&amp;#2381;&amp;#2351; &amp;#2357;&amp;#2366; &amp;#2360;&amp;#2381;&amp;#2347;&amp;#2369;&amp;#2335;&amp;#2306; &amp;#2344;&amp;#2367;&amp;#2352;&amp;#2381;&amp;#2342;&amp;#2375;&amp;#2358;&amp;#2307; &amp;#2404; &amp;#2313;&amp;#2342;&amp;#2366; &amp;#2360;&amp;#2381;&amp;#2350;&amp;#2371;&amp;#2340;&amp;#2367;&amp;#2360;&amp;#2381;&amp;#2341;&amp;#2366;&amp;#2344;&amp;#2306; &amp;#2407;&amp;#2406;&amp;#2413;&amp;#2410;&amp;#2410;&amp;#2409;, &amp;#2357;&amp;#2371;&amp;#2340;&amp;#2381;&amp;#2340;&amp;#2325;&amp;#2330;&amp;#2366;&amp;#2354;&amp;#2325; &amp;#2408;, &amp;#2326;&amp;#2339;&amp;#2381;&amp;#2337; &amp;#2408;&amp;#2409;&amp;#2414; &amp;#2311;&amp;#2340;&amp;#2381;&amp;#2351;&amp;#2366;&amp;#2342;&amp;#2351;&amp;#2307; &amp;#2404; &amp;#2360;&amp;#2329;&amp;#2381;&amp;#2327;&amp;#2339;&amp;#2325;&amp;#2306; &amp;#2344;&amp;#2367;&amp;#2352;&amp;#2346;&amp;#2375;&amp;#2325;&amp;#2381;&amp;#2359;&amp;#2360;&amp;#2329;&amp;#2381;&amp;#2325;&amp;#2375;&amp;#2340;&amp;#2342;&amp;#2381;&amp;#2357;&amp;#2366;&amp;#2352;&amp;#2366; &amp;#2360;&amp;#2381;&amp;#2350;&amp;#2371;&amp;#2340;&amp;#2367;&amp;#2350;&amp;#2381; &amp;#2344;&amp;#2375;&amp;#2350;&amp;#2367;&amp;#2325;&amp;#2379;&amp;#2346;&amp;#2325;&amp;#2352;&amp;#2339;&amp;#2366;&amp;#2344;&amp;#2381; &amp;#2330; &amp;#2309;&amp;#2349;&amp;#2367;&amp;#2327;&amp;#2330;&amp;#2381;&amp;#2331;&amp;#2340;&amp;#2367; &amp;#2404;</text:p>
          </table:table-cell>
          <table:table-cell office:value-type="string" table:style-name="ce3">
            <text:p>An explicit identification of a memory location, peripheral device, or location within a device. For example, memory byte 107,443, disk drive 2 and sector 238 are absolute addresses. The computer uses absolute addresses to reference memory and peripherals</text:p>
          </table:table-cell>
          <table:table-cell office:value-type="string" table:style-name="ce3">
            <text:p>absolute address - n</text:p>
          </table:table-cell>
          <table:table-cell table:number-columns-repeated="16380"/>
        </table:table-row>
        <table:table-row table:style-name="ro2">
          <table:table-cell office:value-type="string" table:style-name="ce3">
            <text:p>absolute path</text:p>
          </table:table-cell>
          <table:table-cell office:value-type="string" table:style-name="ce3">
            <text:p>&amp;#2344;&amp;#2367;&amp;#2352;&amp;#2346;&amp;#2375;&amp;#2325;&amp;#2381;&amp;#2359;&amp;#2344;&amp;#2367;&amp;#2352;&amp;#2381;&amp;#2342;&amp;#2375;&amp;#2358;&amp;#2307; &amp;#2404; &amp;#2346;&amp;#2370;&amp;#2352;&amp;#2381;&amp;#2339;&amp;#2344;&amp;#2367;&amp;#2352;&amp;#2381;&amp;#2342;&amp;#2375;&amp;#2358;&amp;#2307; &amp;#2404; &amp;#2311;&amp;#2342;&amp;#2306; &amp;#2340;&amp;#2366;&amp;#2342;&amp;#2371;&amp;#2358;&amp;#2344;&amp;#2367;&amp;#2352;&amp;#2381;&amp;#2342;&amp;#2375;&amp;#2358;&amp;#2307; &amp;#2349;&amp;#2357;&amp;#2340;&amp;#2367; &amp;#2351;&amp;#2360;&amp;#2381;&amp;#2350;&amp;#2367;&amp;#2344;&amp;#2381; &amp;#2330;&amp;#2366;&amp;#2354;&amp;#2325;&amp;#2344;&amp;#2366;&amp;#2350; (&amp;#2351;&amp;#2342;&amp;#2381;&amp;#2351;&amp;#2366;&amp;#2357;&amp;#2358;&amp;#2381;&amp;#2351;&amp;#2325;&amp;#2350;&amp;#2381;), &amp;#2350;&amp;#2370;&amp;#2354;&amp;#2357;&amp;#2367;&amp;#2349;&amp;#2366;&amp;#2327;:, &amp;#2309;&amp;#2344;&amp;#2369;&amp;#2348;&amp;#2342;&amp;#2381;&amp;#2343;&amp;#2366;: &amp;#2313;&amp;#2346;&amp;#2357;&amp;#2367;&amp;#2349;&amp;#2366;&amp;#2327;&amp;#2366;&amp;#2358;&amp;#2381;&amp;#2330; &amp;#2344;&amp;#2367;&amp;#2352;&amp;#2381;&amp;#2342;&amp;#2367;&amp;#2359;&amp;#2381;&amp;#2335;&amp;#2366; &amp;#2349;&amp;#2357;&amp;#2344;&amp;#2381;&amp;#2340;&amp;#2367;; &amp;#2325;&amp;#2367;&amp;#2334;&amp;#2381;&amp;#2330; &amp;#2344;&amp;#2366;&amp;#2350;&amp;#2381;&amp;#2344;&amp;#2307; &amp;#2309;&amp;#2344;&amp;#2381;&amp;#2340;&amp;#2375;, &amp;#2357;&amp;#2360;&amp;#2381;&amp;#2340;&amp;#2369;&amp;#2344;&amp;#2366;&amp;#2350; &amp;#2360;&amp;#2334;&amp;#2381;&amp;#2330;&amp;#2367;&amp;#2325;&amp;#2366;&amp;#2344;&amp;#2366;&amp;#2350; &amp;#2357;&amp;#2366; &amp;#2344;&amp;#2367;&amp;#2352;&amp;#2381;&amp;#2342;&amp;#2367;&amp;#2359;&amp;#2381;&amp;#2335;&amp;#2350;&amp;#2381; &amp;#2349;&amp;#2357;&amp;#2340;&amp;#2367; &amp;#2404;</text:p>
          </table:table-cell>
          <table:table-cell office:value-type="string" table:style-name="ce3">
            <text:p>A path name that includes the drive (if required), starting or root directory, all attached subdirectories and ending with the file or object name.</text:p>
          </table:table-cell>
          <table:table-cell office:value-type="string" table:style-name="ce3">
            <text:p>absolute path – n</text:p>
          </table:table-cell>
          <table:table-cell table:number-columns-repeated="16380"/>
        </table:table-row>
        <table:table-row table:style-name="ro2">
          <table:table-cell office:value-type="string" table:style-name="ce3">
            <text:p>absolute reference</text:p>
          </table:table-cell>
          <table:table-cell office:value-type="string" table:style-name="ce3">
            <text:p>&amp;#2360;&amp;#2381;&amp;#2341;&amp;#2367;&amp;#2352;&amp;#2360;&amp;#2329;&amp;#2381;&amp;#2325;&amp;#2375;&amp;#2340;&amp;#2307; &amp;#2404; &amp;#2309;&amp;#2351;&amp;#2306; &amp;#2360;&amp;#2329;&amp;#2381;&amp;#2325;&amp;#2375;&amp;#2340;: &amp;#2360;&amp;#2370;&amp;#2330;&amp;#2325;&amp;#2350;&amp;#2381; &amp;#2357;&amp;#2366; &amp;#2349;&amp;#2357;&amp;#2340;&amp;#2367; &amp;#2351;&amp;#2360;&amp;#2381;&amp;#2351; &amp;#2360;&amp;#2352;&amp;#2381;&amp;#2357;&amp;#2341;&amp;#2366; &amp;#2357;&amp;#2367;&amp;#2325;&amp;#2366;&amp;#2352;&amp;#2307; &amp;#2344; &amp;#2349;&amp;#2357;&amp;#2340;&amp;#2367; &amp;#2404; &amp;#2351;&amp;#2341;&amp;#2366; – &amp;#2357;&amp;#2367;&amp;#2360;&amp;#2381;&amp;#2340;&amp;#2368;&amp;#2352;&amp;#2381;&amp;#2339;&amp;#2346;&amp;#2340;&amp;#2381;&amp;#2352;&amp;#2375;, &amp;#2325;&amp;#2358;&amp;#2381;&amp;#2330;&amp;#2367;&amp;#2340;&amp;#2381; &amp;#2360;&amp;#2381;&amp;#2341;&amp;#2367;&amp;#2352;&amp;#2360;&amp;#2329;&amp;#2381;&amp;#2325;&amp;#2375;&amp;#2340;&amp;#2351;&amp;#2369;&amp;#2325;&amp;#2381;&amp;#2340;&amp;#2307; &amp;#2325;&amp;#2325;&amp;#2381;&amp;#2359;&amp;#2307; &amp;#2360;&amp;#2381;&amp;#2341;&amp;#2366;&amp;#2344;&amp;#2366;&amp;#2344;&amp;#2381;&amp;#2340;&amp;#2352;&amp;#2375; &amp;#2346;&amp;#2381;&amp;#2352;&amp;#2340;&amp;#2367;&amp;#2354;&amp;#2367;&amp;#2326;&amp;#2367;&amp;#2340;&amp;#2375;&amp;#2365;&amp;#2346;&amp;#2367; &amp;#2360;&amp;#2381;&amp;#2357;&amp;#2350;&amp;#2370;&amp;#2354;&amp;#2381;&amp;#2351;&amp;#2306; &amp;#2344; &amp;#2332;&amp;#2361;&amp;#2366;&amp;#2340;&amp;#2367; &amp;#2404;</text:p>
          </table:table-cell>
          <table:table-cell office:value-type="string" table:style-name="ce3">
            <text:p>An address or pointer that does not change. For example, in a spreadsheet, a cell with an absolute reference does not change even if copied elsewhere.</text:p>
          </table:table-cell>
          <table:table-cell office:value-type="string" table:style-name="ce3">
            <text:p>absolute reference - n</text:p>
          </table:table-cell>
          <table:table-cell table:number-columns-repeated="16380"/>
        </table:table-row>
        <table:table-row table:style-name="ro2">
          <table:table-cell office:value-type="string" table:style-name="ce3">
            <text:p>absolute value</text:p>
          </table:table-cell>
          <table:table-cell office:value-type="string" table:style-name="ce3">
            <text:p>&amp;#2344;&amp;#2367;&amp;#2352;&amp;#2346;&amp;#2375;&amp;#2325;&amp;#2381;&amp;#2359;&amp;#2350;&amp;#2370;&amp;#2354;&amp;#2381;&amp;#2351;&amp;#2350;&amp;#2381; &amp;#2404; &amp;#2311;&amp;#2342;&amp;#2350;&amp;#2381; &amp;#2346;&amp;#2381;&amp;#2352;&amp;#2342;&amp;#2340;&amp;#2381;&amp;#2340;&amp;#2366;&amp;#2351;&amp;#2366;&amp;#2307; &amp;#2357;&amp;#2366;&amp;#2360;&amp;#2381;&amp;#2340;&amp;#2357;&amp;#2360;&amp;#2329;&amp;#2381;&amp;#2326;&amp;#2381;&amp;#2351;&amp;#2366;&amp;#2351;&amp;#2366;&amp;#2307; &amp;#2309;&amp;#2315;&amp;#2339;&amp;#2366;&amp;#2340;&amp;#2381;&amp;#2350;&amp;#2325;&amp;#2352;&amp;#2370;&amp;#2346;&amp;#2350;&amp;#2381; &amp;#2404;</text:p>
          </table:table-cell>
          <table:table-cell office:value-type="string" table:style-name="ce3">
            <text:p>a non-negative number equal in numerical value to a given real number</text:p>
          </table:table-cell>
          <table:table-cell office:value-type="string" table:style-name="ce3">
            <text:p>absolute value - n</text:p>
          </table:table-cell>
          <table:table-cell table:number-columns-repeated="16380"/>
        </table:table-row>
        <table:table-row table:style-name="ro2">
          <table:table-cell office:value-type="string" table:style-name="ce3">
            <text:p>abstract data-type</text:p>
          </table:table-cell>
          <table:table-cell office:value-type="string" table:style-name="ce3">
            <text:p>&amp;#2357;&amp;#2381;&amp;#2351;&amp;#2366;&amp;#2350;&amp;#2367;&amp;#2358;&amp;#2381;&amp;#2352;&amp;#2342;&amp;#2340;&amp;#2381;&amp;#2340;&amp;#2366;&amp;#2306;&amp;#2358;&amp;#2346;&amp;#2381;&amp;#2352;&amp;#2325;&amp;#2366;&amp;#2352;: &amp;#2404; &amp;#2309;&amp;#2351;&amp;#2306; &amp;#2357;&amp;#2367;&amp;#2343;&amp;#2367;&amp;#2325;&amp;#2366;&amp;#2352;&amp;#2342;&amp;#2381;&amp;#2357;&amp;#2366;&amp;#2352;&amp;#2366; &amp;#2344;&amp;#2367;&amp;#2352;&amp;#2370;&amp;#2346;&amp;#2367;&amp;#2340;&amp;#2307; &amp;#2325;&amp;#2358;&amp;#2381;&amp;#2330;&amp;#2344; &amp;#2309;&amp;#2346;&amp;#2370;&amp;#2352;&amp;#2381;&amp;#2357;&amp;#2342;&amp;#2340;&amp;#2366;&amp;#2306;&amp;#2358;&amp;#2346;&amp;#2381;&amp;#2352;&amp;#2325;&amp;#2366;&amp;#2352;&amp;#2307; &amp;#2349;&amp;#2357;&amp;#2340;&amp;#2367; &amp;#2404; &amp;#2357;&amp;#2360;&amp;#2381;&amp;#2340;&amp;#2369;&amp;#2350;&amp;#2370;&amp;#2354;&amp;#2325;&amp;#2357;&amp;#2367;&amp;#2343;&amp;#2367;&amp;#2354;&amp;#2375;&amp;#2326;&amp;#2344;&amp;#2375;, &amp;#2357;&amp;#2367;&amp;#2358;&amp;#2367;&amp;#2359;&amp;#2381;&amp;#2335;&amp;#2357;&amp;#2360;&amp;#2381;&amp;#2340;&amp;#2369;&amp;#2344;&amp;#2307; &amp;#2357;&amp;#2352;&amp;#2381;&amp;#2327;&amp;#2307; &amp;#2309;&amp;#2344;&amp;#2375;&amp;#2344; &amp;#2344;&amp;#2367;&amp;#2352;&amp;#2381;&amp;#2342;&amp;#2367;&amp;#2359;&amp;#2381;&amp;#2335;&amp;#2307; &amp;#2360;&amp;#2381;&amp;#2351;&amp;#2366;&amp;#2340;&amp;#2381; &amp;#2404; &amp;#2309;&amp;#2341;&amp;#2357;&amp;#2366; &amp;#2360;&amp;#2366;&amp;#2350;&amp;#2366;&amp;#2344;&amp;#2381;&amp;#2351;&amp;#2357;&amp;#2367;&amp;#2343;&amp;#2367;&amp;#2354;&amp;#2375;&amp;#2326;&amp;#2344;&amp;#2375; &amp;#2357;&amp;#2367;&amp;#2358;&amp;#2375;&amp;#2359;&amp;#2342;&amp;#2340;&amp;#2381;&amp;#2340;&amp;#2366;&amp;#2306;&amp;#2358;&amp;#2346;&amp;#2381;&amp;#2352;&amp;#2325;&amp;#2366;&amp;#2352;&amp;#2307; &amp;#2344;&amp;#2367;&amp;#2352;&amp;#2381;&amp;#2342;&amp;#2367;&amp;#2359;&amp;#2381;&amp;#2335;&amp;#2307; &amp;#2360;&amp;#2381;&amp;#2351;&amp;#2366;&amp;#2340;&amp;#2381;&amp;#2404;</text:p>
          </table:table-cell>
          <table:table-cell office:value-type="string" table:style-name="ce3">
            <text:p>A unique data type that is defined by the programmer. It may refer to an object class in object-oriented programming or to a special data type created in traditional, non-OOP languages.</text:p>
          </table:table-cell>
          <table:table-cell office:value-type="string" table:style-name="ce3">
            <text:p>abstract data-type – n</text:p>
          </table:table-cell>
          <table:table-cell table:number-columns-repeated="16380"/>
        </table:table-row>
        <table:table-row table:style-name="ro2">
          <table:table-cell office:value-type="string" table:style-name="ce3">
            <text:p>abstraction<text:s/></text:p>
          </table:table-cell>
          <table:table-cell office:value-type="string" table:style-name="ce3">
            <text:p>&amp;#2309;&amp;#2346;&amp;#2352;&amp;#2381;&amp;#2325;&amp;#2381;&amp;#2359;&amp;#2339;&amp;#2350;&amp;#2381;&amp;#32;&amp;#2404;&amp;#32;&amp;#2309;&amp;#2346;&amp;#2361;&amp;#2352;&amp;#2339;&amp;#2350;&amp;#2381;&amp;#32;&amp;#2309;&amp;#2346;&amp;#2344;&amp;#2351;&amp;#2344;&amp;#2350;&amp;#2381;&amp;#32;&amp;#2404;&amp;#32;&amp;#2357;&amp;#2360;&amp;#2381;&amp;#2340;&amp;#2369;&amp;#2340;&amp;#2344;&amp;#2381;&amp;#2340;&amp;#2381;&amp;#2352;&amp;#2375;&amp;#32;&amp;#2357;&amp;#2360;&amp;#2381;&amp;#2340;&amp;#2369;&amp;#2344;&amp;#2307;&amp;#32;&amp;#2344;&amp;#2375;&amp;#2325;&amp;#2354;&amp;#2325;&amp;#2381;&amp;#2359;&amp;#2339;&amp;#2366;&amp;#2344;&amp;#2367;&amp;#32;&amp;#2346;&amp;#2352;&amp;#2367;&amp;#2358;&amp;#2368;&amp;#2354;&amp;#2381;&amp;#2351;&amp;#32;&amp;#2340;&amp;#2375;&amp;#2349;&amp;#2381;&amp;#2351;&amp;#2307;&amp;#32;&amp;#2350;&amp;#2369;&amp;#2326;&amp;#2381;&amp;#2351;&amp;#2354;&amp;#2325;&amp;#2381;&amp;#2359;&amp;#2339;&amp;#2366;&amp;#2344;&amp;#2366;&amp;#2306;&amp;#32;&amp;#2344;&amp;#2367;&amp;#2352;&amp;#2381;&amp;#2343;&amp;#2366;&amp;#2352;&amp;#2339;&amp;#2350;&amp;#2381;&amp;#32;&amp;#2404;&amp;#32;&amp;#2309;&amp;#2346;&amp;#2325;&amp;#2352;&amp;#2381;&amp;#2359;&amp;#2339;&amp;#2350;&amp;#2381;&amp;#32;&amp;#2357;&amp;#2360;&amp;#2381;&amp;#2340;&amp;#2369;&amp;#2350;&amp;#2370;&amp;#2354;&amp;#2325;&amp;#2346;&amp;#2352;&amp;#2367;&amp;#2325;&amp;#2354;&amp;#2381;&amp;#2346;&amp;#2344;&amp;#2366;&amp;#2351;&amp;#2366;&amp;#2307;&amp;#32;&amp;#2350;&amp;#2370;&amp;#2354;&amp;#2349;&amp;#2370;&amp;#2340;&amp;#2360;&amp;#2367;&amp;#2342;&amp;#2381;&amp;#2343;&amp;#2366;&amp;#2344;&amp;#2381;&amp;#2340;&amp;#2375;&amp;#2359;&amp;#2369;&amp;#32;&amp;#2309;&amp;#2344;&amp;#2381;&amp;#2351;&amp;#2340;&amp;#2350;&amp;#2307;&amp;#32;&amp;#2309;&amp;#2360;&amp;#2381;&amp;#2340;&amp;#2367;&amp;#32;&amp;#2404;&amp;#32;&amp;#2309;&amp;#2344;&amp;#2375;&amp;#2344;&amp;#32;&amp;#2313;&amp;#2346;&amp;#2366;&amp;#2357;&amp;#2375;&amp;#2344;&amp;#32;&amp;apos;&amp;#2357;&amp;#2360;&amp;#2381;&amp;#2340;&amp;#2369;&amp;apos;&amp;#32;&amp;#2311;&amp;#2340;&amp;#2367;&amp;#32;&amp;#2360;&amp;#2306;&amp;#2332;&amp;#2381;&amp;#2334;&amp;#2367;&amp;#2340;&amp;#2366;&amp;#2344;&amp;#2366;&amp;#32;&amp;#2313;&amp;#2346;&amp;#2351;&amp;#2379;&amp;#2325;&amp;#2381;&amp;#2340;&amp;#2371;&amp;#2344;&amp;#2367;&amp;#2352;&amp;#2370;&amp;#2346;&amp;#2367;&amp;#2340;&amp;#2342;&amp;#2340;&amp;#2381;&amp;#2340;&amp;#2366;&amp;#2306;&amp;#2358;&amp;#2346;&amp;#2381;&amp;#2352;&amp;#2325;&amp;#2366;&amp;#2352;&amp;#2366;&amp;#2339;&amp;#2366;&amp;#2306;&amp;#32;&amp;#2325;&amp;#2354;&amp;#2381;&amp;#2346;&amp;#2344;&amp;#2306;&amp;#32;&amp;#2360;&amp;#2350;&amp;#2381;&amp;#2349;&amp;#2357;&amp;#2340;&amp;#2367;&amp;#2404;</text:p>
          </table:table-cell>
          <table:table-cell office:value-type="string" table:style-name="ce3">
            <text:p>In object technology, determining the essential characteristics of an object. Abstraction is one of the basic principles of object-oriented design, which allows for creating user-defined data types, known as objects.</text:p>
          </table:table-cell>
          <table:table-cell office:value-type="string" table:style-name="ce3">
            <text:p>abstraction –n</text:p>
          </table:table-cell>
          <table:table-cell table:number-columns-repeated="16380"/>
        </table:table-row>
        <table:table-row table:style-name="ro2">
          <table:table-cell office:value-type="string" table:style-name="ce3">
            <text:p>accelerator key</text:p>
          </table:table-cell>
          <table:table-cell office:value-type="string" table:style-name="ce4">
            <text:p>&amp;#2340;&amp;#2381;&amp;#2357;&amp;#2352;&amp;#2325;&amp;#2381;&amp;#2325;&amp;#2368;&amp;#2354;&amp;#2350;&amp;#2381;&amp;#32;&amp;#2340;&amp;#2381;&amp;#2357;&amp;#2352;&amp;#2351;&amp;#2367;&amp;#2340;&amp;#2371;&amp;#2325;&amp;#2368;&amp;#2354;&amp;#2350;&amp;#2381;&amp;#32;&amp;#2404;&amp;#32;&amp;#2325;&amp;#2360;&amp;#2381;&amp;#2351;&amp;#2330;&amp;#2367;&amp;#2340;&amp;#2381;&amp;#32;&amp;#2325;&amp;#2366;&amp;#2352;&amp;#2381;&amp;#2351;&amp;#2360;&amp;#2381;&amp;#2351;&amp;#32;&amp;#2346;&amp;#2381;&amp;#2352;&amp;#2357;&amp;#2352;&amp;#2381;&amp;#2340;&amp;#2344;&amp;#2366;&amp;#2352;&amp;#2381;&amp;#2341;&amp;#32;&amp;#2325;&amp;#2368;&amp;#2354;&amp;#2361;&amp;#2351;&amp;#2360;&amp;#2381;&amp;#2351;&amp;comma;&amp;#32;&amp;#2325;&amp;#2368;&amp;#2354;&amp;#2340;&amp;#2381;&amp;#2352;&amp;#2351;&amp;#2360;&amp;#2381;&amp;#2351;&amp;#32;&amp;#2357;&amp;#2366;&amp;#32;&amp;#2351;&amp;#2369;&amp;#2327;&amp;#2346;&amp;#2340;&amp;#2381;&amp;#32;&amp;#2344;&amp;#2379;&amp;#2306;&amp;#2342;&amp;#2344;&amp;#2350;&amp;#2381;&amp;#32;&amp;#2404;&amp;#32;&amp;#2351;&amp;#2341;&amp;#2366;&amp;#32;&amp;ndash;&amp;#32;&amp;#65;&amp;#108;&amp;#116;&amp;#45;&amp;#71;&amp;comma;&amp;#32;&amp;#67;&amp;#116;&amp;#114;&amp;#108;&amp;#32;&amp;#83;&amp;#104;&amp;#105;&amp;#102;&amp;#116;&amp;#45;&amp;#72;&amp;#32;&amp;#2311;&amp;#2340;&amp;#2381;&amp;#2351;&amp;#2366;&amp;#2342;&amp;#2351;&amp;#2307;&amp;#32;&amp;#2404;</text:p>
          </table:table-cell>
          <table:table-cell office:value-type="string" table:style-name="ce4">
            <text:p>।<text:span text:style-name="T1"><text:s/>A key combination such as Alt-G or Ctrl-Shift H that is used to activate a task.</text:span></text:p>
          </table:table-cell>
          <table:table-cell office:value-type="string" table:style-name="ce3">
            <text:p>accelerator key – n</text:p>
          </table:table-cell>
          <table:table-cell table:number-columns-repeated="16380"/>
        </table:table-row>
        <table:table-row table:style-name="ro2">
          <table:table-cell office:value-type="string" table:style-name="ce3">
            <text:p>acceptable use policy</text:p>
          </table:table-cell>
          <table:table-cell office:value-type="string" table:style-name="ce3">
            <text:p>&amp;#2309;&amp;#2349;&amp;#2367;&amp;#2350;&amp;#2340;&amp;#2357;&amp;#2381;&amp;#2351;&amp;#2357;&amp;#2361;&amp;#2366;&amp;#2352;&amp;#2344;&amp;#2367;&amp;#2351;&amp;#2350;&amp;#2307;&amp;#32;&amp;#2404;&amp;#32;&amp;#2360;&amp;#2381;&amp;#2357;&amp;#2368;&amp;#2325;&amp;#2366;&amp;#2352;&amp;#2381;&amp;#2351;&amp;#2357;&amp;#2381;&amp;#2351;&amp;#2357;&amp;#2361;&amp;#2366;&amp;#2352;&amp;#2344;&amp;#2367;&amp;#2351;&amp;#2350;&amp;#2307;&amp;#32;&amp;#2404;&amp;#32;&amp;ldquo;&amp;#2309;&amp;#2349;&amp;#2367;&amp;#2350;&amp;#2340;&amp;#2357;&amp;#2381;&amp;#2351;&amp;#2357;&amp;#2361;&amp;#2366;&amp;#2352;&amp;#2344;&amp;#2367;&amp;#2351;&amp;#2350;&amp;#2366;&amp;#2307;&amp;#32;&amp;#2346;&amp;#2336;&amp;#2381;&amp;#2351;&amp;#2344;&amp;#2381;&amp;#2340;&amp;#2366;&amp;#2350;&amp;#2381;&amp;rdquo;&amp;#32;&amp;#2404;&amp;#32;&amp;#2360;&amp;#2329;&amp;#2381;&amp;#2327;&amp;#2339;&amp;#2325;&amp;#2360;&amp;#2381;&amp;#2351;&amp;comma;&amp;#32;&amp;#2360;&amp;#2375;&amp;#2357;&amp;#2366;&amp;#2351;&amp;#2366;&amp;#2307;&amp;#32;&amp;#2357;&amp;#2366;&amp;#32;&amp;#2313;&amp;#2346;&amp;#2351;&amp;#2379;&amp;#2325;&amp;#2381;&amp;#2340;&amp;#2371;&amp;#2349;&amp;#2381;&amp;#2351;&amp;#2307;&amp;#32;&amp;#2309;&amp;#2346;&amp;#2375;&amp;#2325;&amp;#2381;&amp;#2359;&amp;#2367;&amp;#2340;&amp;#2307;&amp;#32;&amp;#2310;&amp;#2330;&amp;#2366;&amp;#2352;&amp;#2307;&amp;#32;&amp;#2404;&amp;#32;&amp;#2309;&amp;#2344;&amp;#2381;&amp;#2340;&amp;#2352;&amp;#2381;&amp;#2332;&amp;#2366;&amp;#2354;&amp;#2360;&amp;#2375;&amp;#2357;&amp;#2366;&amp;#2325;&amp;#2354;&amp;#2381;&amp;#2346;&amp;#2325;&amp;#2366;&amp;#2307;&amp;comma;&amp;#32;&amp;#2332;&amp;#2366;&amp;#2354;&amp;#2366;&amp;#2343;&amp;#2366;&amp;#2352;&amp;#2367;&amp;#2340;&amp;#2360;&amp;#2375;&amp;#2357;&amp;#2366;&amp;colon;&amp;#32;&amp;#2311;&amp;#2340;&amp;#2381;&amp;#2351;&amp;#2366;&amp;#2342;&amp;#2351;&amp;#2307;&amp;#32;&amp;#2360;&amp;#2381;&amp;#2357;&amp;#2360;&amp;#2381;&amp;#2351;&amp;#32;&amp;#2327;&amp;#2381;&amp;#2352;&amp;#2366;&amp;#2361;&amp;#2325;&amp;#2375;&amp;#2349;&amp;#2381;&amp;#2351;&amp;#2307;&amp;#32;&amp;#2309;&amp;#2349;&amp;#2367;&amp;#2350;&amp;#2340;&amp;#2357;&amp;#2381;&amp;#2351;&amp;#2357;&amp;#2361;&amp;#2366;&amp;#2352;&amp;#2344;&amp;#2367;&amp;#2351;&amp;#2350;&amp;#2366;&amp;#2344;&amp;#2381;&amp;#32;&amp;#2357;&amp;#2367;&amp;#2332;&amp;#2381;&amp;#2334;&amp;#2366;&amp;#2346;&amp;#2351;&amp;#2344;&amp;#2381;&amp;#2340;&amp;#2367;&amp;#32;&amp;#2404;&amp;#32;&amp;#2319;&amp;#2340;&amp;#2375;&amp;#32;&amp;#2344;&amp;#2367;&amp;#2351;&amp;#2350;&amp;#2366;&amp;#2307;&amp;#32;&amp;#2309;&amp;#2344;&amp;#2369;&amp;#2350;&amp;#2367;&amp;#2340;&amp;#2366;&amp;#2344;&amp;#2381;&amp;#32;&amp;#2340;&amp;#2341;&amp;#2366;&amp;#32;&amp;#2344;&amp;#2367;&amp;#2359;&amp;#2367;&amp;#2342;&amp;#2381;&amp;#2343;&amp;#2366;&amp;#2344;&amp;#2381;&amp;#32;&amp;#2357;&amp;#2381;&amp;#2351;&amp;#2357;&amp;#2361;&amp;#2366;&amp;#2352;&amp;#2366;&amp;#2344;&amp;#2381;&amp;#32;&amp;#2360;&amp;#2381;&amp;#2346;&amp;#2359;&amp;#2381;&amp;#2335;&amp;#2368;&amp;#2325;&amp;#2369;&amp;#2352;&amp;#2381;&amp;#2357;&amp;#2344;&amp;#2381;&amp;#2340;&amp;#2367;&amp;#32;&amp;#2404;&amp;#32;&amp;#2351;&amp;#2341;&amp;#2366;&amp;#32;&amp;#45;&amp;#32;&amp;#2347;&amp;#2354;&amp;#2381;&amp;#2327;&amp;#2369;&amp;#2360;&amp;#2344;&amp;#2381;&amp;#2342;&amp;#2375;&amp;#2358;&amp;#2346;&amp;#2381;&amp;#2352;&amp;#2375;&amp;#2359;&amp;#2339;&amp;comma;&amp;#32;&amp;#2343;&amp;#2344;&amp;#2354;&amp;#2366;&amp;#2349;&amp;#2366;&amp;#2342;&amp;#2367;&amp;#2360;&amp;#2350;&amp;#2381;&amp;#2348;&amp;#2342;&amp;#2381;&amp;#2343;&amp;#2357;&amp;#2381;&amp;#2351;&amp;#2357;&amp;#2361;&amp;#2366;&amp;#2352;&amp;#2366;&amp;#2307;&amp;#32;&amp;#2311;&amp;#2340;&amp;#2381;&amp;#2351;&amp;#2366;&amp;#2342;&amp;#2351;&amp;#2307;&amp;#32;&amp;#2357;&amp;#2381;&amp;#2351;&amp;#2357;&amp;#2361;&amp;#2366;&amp;#2352;&amp;#2366;&amp;#2307;&amp;#32;&amp;#2344;&amp;#2367;&amp;#2359;&amp;#2367;&amp;#2342;&amp;#2381;&amp;#2343;&amp;#2366;&amp;#2307;&amp;#32;&amp;#2360;&amp;#2381;&amp;#2351;&amp;#2369;&amp;#2307;&amp;#32;&amp;#2404;&amp;#32;&amp;#2357;&amp;#2367;&amp;#2342;&amp;#2381;&amp;#2351;&amp;#2366;&amp;#2354;&amp;#2351;&amp;#2375;&amp;#2359;&amp;#2369;&amp;comma;&amp;#32;&amp;#2357;&amp;#2367;&amp;#2358;&amp;#2381;&amp;#2357;&amp;#2357;&amp;#2367;&amp;#2342;&amp;#2381;&amp;#2351;&amp;#2366;&amp;#2354;&amp;#2351;&amp;#2375;&amp;#2359;&amp;#2369;&amp;#32;&amp;#2330;&amp;#32;&amp;#2360;&amp;#2329;&amp;#2381;&amp;#2327;&amp;#2339;&amp;#2325;&amp;#2358;&amp;#2366;&amp;#2354;&amp;#2366;&amp;#2351;&amp;#2366;&amp;#2350;&amp;#2381;&amp;#32;&amp;#2325;&amp;#2366;&amp;#2352;&amp;#2381;&amp;#2351;&amp;#32;&amp;#2325;&amp;#2369;&amp;#2352;&amp;#2381;&amp;#2357;&amp;#2342;&amp;#2381;&amp;#2349;&amp;#2381;&amp;#2351;&amp;#2307;&amp;#32;&amp;#2331;&amp;#2366;&amp;#2340;&amp;#2381;&amp;#2352;&amp;#2375;&amp;#2349;&amp;#2381;&amp;#2351;&amp;#2307;&amp;#32;&amp;#2319;&amp;#2340;&amp;#2366;&amp;#2342;&amp;#2371;&amp;#2358;&amp;#2344;&amp;#2367;&amp;#2351;&amp;#2350;&amp;#2366;&amp;#2307;&amp;#32;&amp;#2357;&amp;#2367;&amp;#2332;&amp;#2381;&amp;#2334;&amp;#2366;&amp;#2346;&amp;#2367;&amp;#2340;&amp;#2366;&amp;#2307;&amp;#32;&amp;#2349;&amp;#2357;&amp;#2344;&amp;#2381;&amp;#2340;&amp;#2367;&amp;#32;&amp;#2351;&amp;#2375;&amp;#32;&amp;#2331;&amp;#2366;&amp;#2340;&amp;#2381;&amp;#2352;&amp;#2366;&amp;#2307;&amp;#32;&amp;#2340;&amp;#2340;&amp;#2381;&amp;#2352;&amp;#32;&amp;#2344;&amp;#2367;&amp;#2359;&amp;#2367;&amp;#2342;&amp;#2381;&amp;#2343;&amp;#2325;&amp;#2366;&amp;#2352;&amp;#2381;&amp;#2351;&amp;#2366;&amp;#2339;&amp;#2367;&amp;#32;&amp;#2309;&amp;#2357;&amp;#2327;&amp;#2330;&amp;#2381;&amp;#2331;&amp;#2344;&amp;#2381;&amp;#2340;&amp;#2367;&amp;#32;&amp;#2404;&amp;#32;</text:p>
          </table:table-cell>
          <table:table-cell office:value-type="string" table:style-name="ce3">
            <text:p>The conduct expected from a person using a computer or service. ISPs, online services and BBSS provide their customers with an acceptable use policy (AUP), which may prohibit spamming or commercial usage. Schools and universities provide AUPS for students using the computer lab, which defines unacceptable behavior.</text:p>
          </table:table-cell>
          <table:table-cell office:value-type="string" table:style-name="ce3">
            <text:p>acceptable use policy –n</text:p>
          </table:table-cell>
          <table:table-cell table:number-columns-repeated="16380"/>
        </table:table-row>
        <table:table-row table:style-name="ro2">
          <table:table-cell office:value-type="string" table:style-name="ce3">
            <text:p>acceptance test</text:p>
          </table:table-cell>
          <table:table-cell office:value-type="string" table:style-name="ce4">
            <text:p>&amp;#2360;&amp;#2381;&amp;#2357;&amp;#2368;&amp;#2325;&amp;#2366;&amp;#2352;&amp;#2346;&amp;#2352;&amp;#2368;&amp;#2325;&amp;#2381;&amp;#2359;&amp;#2366;&amp;#32;&amp;#2313;&amp;#2346;&amp;#2366;&amp;#2342;&amp;#2375;&amp;#2351;&amp;#2340;&amp;#2366;&amp;#2346;&amp;#2352;&amp;#2368;&amp;#2325;&amp;#2381;&amp;#2359;&amp;#2366;&amp;#32;&amp;#2360;&amp;#2350;&amp;#2351;&amp;#2375;&amp;#32;&amp;#2313;&amp;#2325;&amp;#2381;&amp;#2340;&amp;#2366;&amp;#2344;&amp;#2366;&amp;#2306;&amp;#32;&amp;#2357;&amp;#2367;&amp;#2344;&amp;#2367;&amp;#2352;&amp;#2381;&amp;#2342;&amp;#2375;&amp;#2358;&amp;#2366;&amp;#2344;&amp;#2366;&amp;#2350;&amp;#2381;&amp;#32;&amp;#2309;&amp;#2344;&amp;#2369;&amp;#2360;&amp;#2366;&amp;#2352;&amp;#2375;&amp;#2339;&amp;#32;&amp;#2325;&amp;#2366;&amp;#2330;&amp;#2367;&amp;#2340;&amp;#2381;&amp;#32;&amp;#2360;&amp;#2306;&amp;#2357;&amp;#2367;&amp;#2343;&amp;#2366;&amp;#32;&amp;#2325;&amp;#2366;&amp;#2352;&amp;#2381;&amp;#2351;&amp;#2366;&amp;#2339;&amp;#2367;&amp;#32;&amp;#2344;&amp;#2367;&amp;#2352;&amp;#2381;&amp;#2357;&amp;#2352;&amp;#2381;&amp;#2340;&amp;#2351;&amp;#2340;&amp;#2367;&amp;#32;&amp;#2332;&amp;#2366;&amp;#32;&amp;#2344;&amp;#2357;&amp;#2375;&amp;#2340;&amp;#2367;&amp;#32;&amp;#2344;&amp;#2367;&amp;#2352;&amp;#2381;&amp;#2343;&amp;#2366;&amp;#2352;&amp;#2339;&amp;#2366;&amp;#2352;&amp;#2381;&amp;#2341;&amp;#2350;&amp;#2381;&amp;#32;&amp;#2313;&amp;#2346;&amp;#2349;&amp;#2379;&amp;#2325;&amp;#2381;&amp;#2340;&amp;#2369;&amp;#2342;&amp;#2381;&amp;#2357;&amp;#2366;&amp;#2352;&amp;#2366;&amp;#32;&amp;#2309;&amp;#2344;&amp;#2369;&amp;#2359;&amp;#2381;&amp;#2336;&amp;#2367;&amp;#2340;&amp;#2366;&amp;#32;&amp;#2346;&amp;#2352;&amp;#2368;&amp;#2325;&amp;#2381;&amp;#2359;&amp;#2366;&amp;#32;&amp;#2404;&amp;#32;</text:p>
          </table:table-cell>
          <table:table-cell office:value-type="string" table:style-name="ce3">
            <text:p>A test performed by the end user to determine if the system is working according to the specifications in the contract.</text:p>
          </table:table-cell>
          <table:table-cell office:value-type="string" table:style-name="ce3">
            <text:p>acceptance test –n</text:p>
          </table:table-cell>
          <table:table-cell table:number-columns-repeated="16380"/>
        </table:table-row>
        <table:table-row table:style-name="ro3">
          <table:table-cell office:value-type="string" table:number-columns-spanned="1" table:number-rows-spanned="5" table:style-name="ce6">
            <text:p>access</text:p>
          </table:table-cell>
          <table:table-cell office:value-type="string" table:number-columns-spanned="1" table:number-rows-spanned="5" table:style-name="ce6">
            <text:p>&amp;lpar;&amp;#49;&amp;rpar;&amp;#32;&amp;#2346;&amp;#2381;&amp;#2352;&amp;#2357;&amp;#2375;&amp;#2358;&amp;#2307;&amp;#32;&amp;#2404;&amp;#32;&amp;#2309;&amp;#2344;&amp;#2381;&amp;#2340;&amp;#2352;&amp;#2381;&amp;#2332;&amp;#2366;&amp;#2354;&amp;#2375;&amp;#32;&amp;#2309;&amp;#2344;&amp;#2381;&amp;#2351;&amp;#2360;&amp;#2306;&amp;#2351;&amp;#2369;&amp;#2325;&amp;#2381;&amp;#2340;&amp;#2360;&amp;#2375;&amp;#2357;&amp;#2366;&amp;#2351;&amp;#2366;&amp;#2350;&amp;#2381;&amp;comma;&amp;#32;&amp;#2332;&amp;#2366;&amp;#2354;&amp;#2360;&amp;#2366;&amp;#2350;&amp;#2366;&amp;#2344;&amp;#2381;&amp;#2351;&amp;#2375;&amp;#32;&amp;#2357;&amp;#2366;&amp;#32;&amp;#2346;&amp;#2381;&amp;#2352;&amp;#2357;&amp;#2375;&amp;#2358;&amp;colon;&amp;#32;&amp;#2404;&amp;#32;&amp;lpar;&amp;#50;&amp;rpar;&amp;#32;&amp;#2313;&amp;#2346;&amp;#2327;&amp;#2350;&amp;#2307;&amp;#32;&amp;verbar;&amp;#32;&amp;#2309;&amp;#2349;&amp;#2367;&amp;#2327;&amp;#2350;&amp;#2307;&amp;#32;&amp;#2404;&amp;#32;&amp;#2346;&amp;#2381;&amp;#2352;&amp;#2357;&amp;#2375;&amp;#2358;&amp;#2307;&amp;#32;&amp;#2404;&amp;#32;&amp;#2360;&amp;#2329;&amp;#2381;&amp;#2327;&amp;#2339;&amp;#2325;&amp;#2360;&amp;#2369;&amp;#2352;&amp;#2325;&amp;#2381;&amp;#2359;&amp;#2366;&amp;#2357;&amp;#2381;&amp;#2351;&amp;#2357;&amp;#2360;&amp;#2381;&amp;#2341;&amp;#2366;&amp;#2351;&amp;#2366;&amp;#2307;&amp;#32;&amp;#2360;&amp;#2344;&amp;#2381;&amp;#2342;&amp;#2352;&amp;#2381;&amp;#2349;&amp;#2375;&amp;comma;&amp;#32;&amp;#2313;&amp;#2346;&amp;#2351;&amp;#2379;&amp;#2325;&amp;#2381;&amp;#2340;&amp;#2371;&amp;#2339;&amp;#2366;&amp;#2306;&amp;#32;&amp;#2325;&amp;#2371;&amp;#2340;&amp;#2375;&amp;#32;&amp;#2360;&amp;#2329;&amp;#2381;&amp;#2327;&amp;#2339;&amp;#2357;&amp;#2367;&amp;#2349;&amp;#2357;&amp;#2366;&amp;#2344;&amp;#2366;&amp;#2350;&amp;#2381;&amp;#32;&amp;#2313;&amp;#2346;&amp;#2351;&amp;#2379;&amp;#2327;&amp;#2360;&amp;#2381;&amp;#2351;&amp;#32;&amp;#2309;&amp;#2357;&amp;#2360;&amp;#2352;&amp;#2307;&amp;#32;&amp;#2404;&amp;lpar;&amp;#51;&amp;rpar;&amp;#32;&amp;#97;&amp;#99;&amp;#99;&amp;#101;&amp;#115;&amp;#115;&amp;#32;&amp;#118;&amp;#32;&amp;#2309;&amp;#2349;&amp;#2367;&amp;#32;&amp;plus;&amp;#32;&amp;#2327;&amp;#2350;&amp;#2381;&amp;#32;&amp;#2407;&amp;#32;&amp;#45;&amp;#32;&amp;#2346;&amp;#32;&amp;lpar;&amp;#32;&amp;#2309;&amp;#2349;&amp;#2367;&amp;#2327;&amp;#2330;&amp;#2381;&amp;#2331;&amp;#2340;&amp;#2367;&amp;#32;&amp;#2404;&amp;#32;&amp;#2357;&amp;#2371;&amp;#2340;&amp;#2381;&amp;#2340;&amp;#2325;&amp;#2375;&amp;comma;&amp;#32;&amp;#2309;&amp;#2344;&amp;#2381;&amp;#2351;&amp;#2344;&amp;#2375;&amp;#2350;&amp;#2367;&amp;#2325;&amp;#2379;&amp;#2346;&amp;#2325;&amp;#2352;&amp;#2339;&amp;#2375;&amp;#32;&amp;#2357;&amp;#2366;&amp;comma;&amp;#32;&amp;#2342;&amp;#2340;&amp;#2381;&amp;#2340;&amp;#2366;&amp;#2306;&amp;#2358;&amp;#2360;&amp;#2381;&amp;#2351;&amp;#32;&amp;#2360;&amp;#2329;&amp;#2381;&amp;#2327;&amp;#2381;&amp;#2352;&amp;#2361;&amp;#2339;&amp;#2350;&amp;#2381;&amp;#32;&amp;#2346;&amp;#2352;&amp;#2367;&amp;#2357;&amp;#2352;&amp;#2381;&amp;#2340;&amp;#2344;&amp;#2306;&amp;#32;&amp;#2357;&amp;#2366;&amp;semi;&amp;#32;&amp;#2325;&amp;#2367;&amp;#2334;&amp;#2381;&amp;#2330;&amp;#32;&amp;#2340;&amp;#2366;&amp;#2349;&amp;#2381;&amp;#2351;&amp;#2366;&amp;#2350;&amp;#2381;&amp;#32;&amp;#2319;&amp;#2357;&amp;#32;&amp;#2342;&amp;#2340;&amp;#2381;&amp;#2340;&amp;#2366;&amp;#2306;&amp;#2358;&amp;#2360;&amp;#2381;&amp;#2351;&amp;#32;&amp;#2310;&amp;#2361;&amp;#2352;&amp;#2339;&amp;#2350;&amp;#2381;&amp;#32;&amp;#2404;&amp;#32;&amp;#97;&amp;#99;&amp;#99;&amp;#101;&amp;#115;&amp;#115;&amp;#105;&amp;#98;&amp;#108;&amp;#101;&amp;#32;&amp;#45;&amp;#97;&amp;#100;&amp;#106;&amp;#32;&amp;#2309;&amp;#2349;&amp;#2367;&amp;#2327;&amp;#2350;&amp;#2381;&amp;#2351;&amp;#32;&amp;#2340;&amp;#2381;&amp;#2352;&amp;#2367;&amp;#32;&amp;#2404;&amp;#32;&amp;#2327;&amp;#2350;&amp;#2381;&amp;#2351;&amp;#32;&amp;#45;&amp;#32;&amp;#2340;&amp;#2381;&amp;#2352;&amp;#2367;&amp;#2404;&amp;#32;&amp;#97;&amp;#99;&amp;#99;&amp;#101;&amp;#115;&amp;#115;&amp;#105;&amp;#98;&amp;#105;&amp;#108;&amp;#105;&amp;#116;&amp;#121;&amp;#32;&amp;#110;&amp;#32;&amp;#2309;&amp;#2349;&amp;#2367;&amp;#2327;&amp;#2350;&amp;#2381;&amp;#2351;&amp;#2340;&amp;#2381;&amp;#2357;&amp;#2350;&amp;#2381;&amp;#32;&amp;sol;&amp;#32;&amp;#2340;&amp;#2366;&amp;#32;&amp;#2404;&amp;#32;&amp;#2327;&amp;#2350;&amp;#2381;&amp;#2351;&amp;#2340;&amp;#2381;&amp;#2357;&amp;#2350;&amp;#2381;&amp;#32;&amp;sol;&amp;#32;&amp;#2327;&amp;#2350;&amp;#2381;&amp;#2351;&amp;#2340;&amp;#2366;&amp;#32;&amp;#2404;</text:p>
          </table:table-cell>
          <table:table-cell office:value-type="string" table:style-name="ce3">
            <text:p>(1) The entrance to the Internet or other online service or network.</text:p>
          </table:table-cell>
          <table:table-cell office:value-type="string" table:style-name="ce3">
            <text:p>access –n</text:p>
          </table:table-cell>
          <table:table-cell table:number-columns-repeated="16380"/>
        </table:table-row>
        <table:table-row table:style-name="ro4">
          <table:covered-table-cell/>
          <table:covered-table-cell/>
          <table:table-cell office:value-type="string" table:style-name="ce3">
            <text:p>(2) In computer security, the opportunity for use of a resource.</text:p>
          </table:table-cell>
          <table:table-cell office:value-type="string" table:style-name="ce3">
            <text:p>access –v</text:p>
          </table:table-cell>
          <table:table-cell table:number-columns-repeated="16380"/>
        </table:table-row>
        <table:table-row table:style-name="ro5">
          <table:covered-table-cell/>
          <table:covered-table-cell/>
          <table:table-cell office:value-type="string" table:style-name="ce3">
            <text:p>(3) To store and manipulate data on and retrieve data from a disk or other peripheral device.</text:p>
          </table:table-cell>
          <table:table-cell office:value-type="string" table:style-name="ce3">
            <text:p>accessible –adj</text:p>
          </table:table-cell>
          <table:table-cell table:number-columns-repeated="16380"/>
        </table:table-row>
        <table:table-row table:style-name="ro1">
          <table:covered-table-cell/>
          <table:covered-table-cell/>
          <table:table-cell table:style-name="ce5"/>
          <table:table-cell office:value-type="string" table:style-name="ce3">
            <text:p>accessibility –n</text:p>
          </table:table-cell>
          <table:table-cell table:number-columns-repeated="16380"/>
        </table:table-row>
        <table:table-row table:style-name="ro6">
          <table:covered-table-cell/>
          <table:covered-table-cell/>
          <table:table-cell table:style-name="ce5"/>
          <table:table-cell table:style-name="ce3"/>
          <table:table-cell table:number-columns-repeated="16380"/>
        </table:table-row>
        <table:table-row table:style-name="ro2">
          <table:table-cell office:value-type="string" table:style-name="ce3">
            <text:p>access charge</text:p>
          </table:table-cell>
          <table:table-cell office:value-type="string" table:style-name="ce4">
            <text:p>&amp;#2309;&amp;#2349;&amp;#2367;&amp;#2327;&amp;#2350;&amp;#2358;&amp;#2369;&amp;#2354;&amp;#2381;&amp;#2325;&amp;#2350;&amp;#2381;&amp;#32;&amp;#2346;&amp;#2381;&amp;#2352;&amp;#2357;&amp;#2375;&amp;#2358;&amp;#2358;&amp;#2369;&amp;#2354;&amp;#2381;&amp;#2325;&amp;#2350;&amp;#2381;&amp;#32;&amp;#2404;&amp;#32;&amp;#2360;&amp;#2334;&amp;#2381;&amp;#2330;&amp;#2366;&amp;#2352;&amp;#2360;&amp;#2375;&amp;#2357;&amp;#2366;&amp;#2325;&amp;#2354;&amp;#2381;&amp;#2346;&amp;#2325;&amp;#2375;&amp;#2344;&amp;#32;&amp;#2309;&amp;#2341;&amp;#2357;&amp;#2366;&amp;#32;&amp;#2342;&amp;#2370;&amp;#2352;&amp;#2349;&amp;#2366;&amp;#2359;&amp;#2366;&amp;#2360;&amp;#2306;&amp;#2360;&amp;#2381;&amp;#2341;&amp;#2366;&amp;#2344;&amp;#2375;&amp;#2344;&amp;#32;&amp;#2360;&amp;#2381;&amp;#2357;&amp;#2375;&amp;#2344;&amp;#32;&amp;#2325;&amp;#2354;&amp;#2381;&amp;#2346;&amp;#2367;&amp;#2340;&amp;#2366;&amp;#2351;&amp;#2366;&amp;colon;&amp;#32;&amp;#2360;&amp;#2375;&amp;#2357;&amp;#2366;&amp;#2351;&amp;#2366;&amp;#2307;&amp;#32;&amp;#2309;&amp;#2349;&amp;#2367;&amp;#2327;&amp;#2350;&amp;#2366;&amp;#2352;&amp;#2381;&amp;#2341;&amp;#32;&amp;#2327;&amp;#2381;&amp;#2352;&amp;#2366;&amp;#2361;&amp;#2325;&amp;#2375;&amp;#2349;&amp;#2381;&amp;#2351;&amp;#2307;&amp;#32;&amp;#2360;&amp;#2327;&amp;#2369;&amp;#2361;&amp;#2368;&amp;#2340;&amp;#32;&amp;#2358;&amp;#2369;&amp;#2354;&amp;#2381;&amp;#2325;&amp;#2350;&amp;#2381;&amp;#32;&amp;#2404;</text:p>
          </table:table-cell>
          <table:table-cell office:value-type="string" table:style-name="ce3">
            <text:p>The charge imposed by a communications service or telephone company for the use of its network.</text:p>
          </table:table-cell>
          <table:table-cell office:value-type="string" table:style-name="ce3">
            <text:p>access charge –n</text:p>
          </table:table-cell>
          <table:table-cell table:number-columns-repeated="16380"/>
        </table:table-row>
        <table:table-row table:style-name="ro2">
          <table:table-cell office:value-type="string" table:style-name="ce3">
            <text:p>access code</text:p>
          </table:table-cell>
          <table:table-cell office:value-type="string" table:style-name="ce4">
            <text:p>&amp;#2309;&amp;#2349;&amp;#2367;&amp;#2327;&amp;#2350;&amp;#2325;&amp;#2370;&amp;#2335;&amp;#2307;&amp;#32;&amp;#2404;&amp;#32;&amp;#2309;&amp;#2349;&amp;#2367;&amp;#2327;&amp;#2350;&amp;#2346;&amp;#2342;&amp;#2350;&amp;#2381;&amp;#32;&amp;#2404;&amp;#32;&amp;#2309;&amp;#2349;&amp;#2367;&amp;#2327;&amp;#2350;&amp;#2327;&amp;#2370;&amp;#2338;&amp;#2346;&amp;#2342;&amp;#2350;&amp;#2381;&amp;#32;&amp;#2404;&amp;#32;&amp;#2360;&amp;#2329;&amp;#2381;&amp;#2327;&amp;#2339;&amp;#2325;&amp;#2360;&amp;#2381;&amp;#2351;&amp;#32;&amp;#2313;&amp;#2346;&amp;#2327;&amp;#2350;&amp;#2366;&amp;#2352;&amp;#2381;&amp;#2341;&amp;#2306;&amp;#32;&amp;#2309;&amp;#2349;&amp;#2367;&amp;#2343;&amp;#2366;&amp;#2351;&amp;#2325;&amp;#2360;&amp;#2329;&amp;#2381;&amp;#2326;&amp;#2381;&amp;#2351;&amp;#2366;&amp;#32;&amp;#2360;&amp;#2329;&amp;#2381;&amp;#2325;&amp;#2381;&amp;#2352;&amp;#2350;&amp;#2346;&amp;#2342;&amp;#2350;&amp;#2381;&amp;#32;&amp;#2311;&amp;#2340;&amp;#2381;&amp;#2351;&amp;#2344;&amp;#2351;&amp;#2379;&amp;#2307;&amp;comma;&amp;#32;&amp;#2340;&amp;#2351;&amp;#2379;&amp;#2352;&amp;#2344;&amp;#2381;&amp;#2351;&amp;#2340;&amp;#2352;&amp;#2360;&amp;#2381;&amp;#2351;&amp;#32;&amp;#2357;&amp;#2366;&amp;#32;&amp;#2346;&amp;#2381;&amp;#2352;&amp;#2351;&amp;#2379;&amp;#2327;&amp;#2307;&amp;#32;&amp;#2404;</text:p>
          </table:table-cell>
          <table:table-cell office:value-type="string" table:style-name="ce3">
            <text:p>An identification number and/or password used to gain access into a computer system.</text:p>
          </table:table-cell>
          <table:table-cell office:value-type="string" table:style-name="ce3">
            <text:p>access code –n</text:p>
          </table:table-cell>
          <table:table-cell table:number-columns-repeated="16380"/>
        </table:table-row>
        <table:table-row table:style-name="ro2">
          <table:table-cell office:value-type="string" table:style-name="ce3">
            <text:p>access mode</text:p>
          </table:table-cell>
          <table:table-cell office:value-type="string" table:style-name="ce4">
            <text:p>&amp;#2309;&amp;#2349;&amp;#2367;&amp;#2327;&amp;#2350;&amp;#2346;&amp;#2381;&amp;#2352;&amp;#2325;&amp;#2366;&amp;#2352;&amp;#2307;&amp;#32;&amp;#2404;&amp;#32;&amp;#2325;&amp;#2366;&amp;#2352;&amp;#2325;&amp;#2360;&amp;#2306;&amp;#2357;&amp;#2367;&amp;#2343;&amp;#2366;&amp;#2351;&amp;#2366;&amp;#2306;&amp;#32;&amp;#2357;&amp;#2367;&amp;#2342;&amp;#2381;&amp;#2351;&amp;#2350;&amp;#2366;&amp;#2344;&amp;#2360;&amp;#2381;&amp;#2351;&amp;#32;&amp;#2357;&amp;#2360;&amp;#2381;&amp;#2340;&amp;#2369;&amp;#2344;&amp;#2307;&amp;#32;&amp;lpar;&amp;#2342;&amp;#2340;&amp;#2381;&amp;#2340;&amp;#2366;&amp;#2306;&amp;#2358;&amp;#2307;&amp;comma;&amp;#32;&amp;#2313;&amp;#2346;&amp;#2325;&amp;#2352;&amp;#2339;&amp;#2350;&amp;#2381;&amp;#32;&amp;#2311;&amp;#2340;&amp;#2381;&amp;#2351;&amp;#2366;&amp;#2342;&amp;#2375;&amp;#2307;&amp;rpar;&amp;#32;&amp;#2325;&amp;#2371;&amp;#2340;&amp;#2375;&amp;#32;&amp;#2325;&amp;#2354;&amp;#2381;&amp;#2346;&amp;#2367;&amp;#2340;&amp;#2307;&amp;#32;&amp;#2309;&amp;#2349;&amp;#2367;&amp;#2327;&amp;#2350;&amp;#2346;&amp;#2381;&amp;#2352;&amp;#2325;&amp;#2366;&amp;#2352;&amp;#2307;&amp;#32;&amp;#2404;&amp;#32;&amp;#2346;&amp;#2336;&amp;#2344;&amp;#2350;&amp;#2381;&amp;comma;&amp;#32;&amp;#2354;&amp;#2375;&amp;#2326;&amp;#2344;&amp;#2350;&amp;#2381;&amp;comma;&amp;#32;&amp;#2360;&amp;#2306;&amp;#2351;&amp;#2379;&amp;#2332;&amp;#2344;&amp;#2350;&amp;#2381;&amp;comma;&amp;#32;&amp;#2340;&amp;#2366;&amp;#2354;&amp;#2344;&amp;#2350;&amp;#2381;&amp;comma;&amp;#32;&amp;#2309;&amp;#2344;&amp;#2369;&amp;#2359;&amp;#2381;&amp;#2336;&amp;#2366;&amp;#2344;&amp;#2350;&amp;#2381;&amp;#32;&amp;#2330;&amp;#2375;&amp;#2340;&amp;#2367;&amp;#32;&amp;#2346;&amp;#2334;&amp;#2381;&amp;#2330;&amp;#2357;&amp;#2367;&amp;#2343;&amp;#2366;&amp;#2307;&amp;#32;&amp;#2313;&amp;#2346;&amp;#2327;&amp;#2350;&amp;#2346;&amp;#2381;&amp;#2352;&amp;#2366;&amp;#2325;&amp;#2366;&amp;#2352;&amp;#2366;&amp;#2307;&amp;#32;&amp;#2360;&amp;#2344;&amp;#2381;&amp;#2340;&amp;#2367;&amp;#32;&amp;#2404;</text:p>
          </table:table-cell>
          <table:table-cell office:value-type="string" table:style-name="ce3">
            <text:p>The type of interaction available for an entity (data, device, etc.) in an operating system. The types include read, write, append, lock and execute, often abbreviated RWALX.</text:p>
          </table:table-cell>
          <table:table-cell office:value-type="string" table:style-name="ce3">
            <text:p>access mode −n</text:p>
          </table:table-cell>
          <table:table-cell table:number-columns-repeated="16380"/>
        </table:table-row>
        <table:table-row table:style-name="ro2">
          <table:table-cell office:value-type="string" table:style-name="ce3">
            <text:p>access control</text:p>
          </table:table-cell>
          <table:table-cell office:value-type="string" table:style-name="ce4">
            <text:p>&amp;#2346;&amp;#2381;&amp;#2352;&amp;#2357;&amp;#2375;&amp;#2358;&amp;#2344;&amp;#2367;&amp;#2351;&amp;#2344;&amp;#2381;&amp;#2340;&amp;#2381;&amp;#2352;&amp;#2339;&amp;#2350;&amp;#2381;&amp;#32;&amp;lpar;&amp;#2339;&amp;#2366;&amp;rpar;&amp;#32;&amp;#2360;&amp;#2329;&amp;#2381;&amp;#2327;&amp;#2339;&amp;#2325;&amp;#2375;&amp;#32;&amp;#2332;&amp;#2366;&amp;#2354;&amp;#2357;&amp;#2367;&amp;#2349;&amp;#2357;&amp;#2375;&amp;#2359;&amp;#2369;&amp;#32;&amp;#2330;&amp;#32;&amp;#2346;&amp;#2381;&amp;#2352;&amp;#2357;&amp;#2375;&amp;#2358;&amp;#2366;&amp;#2352;&amp;#2381;&amp;#2341;&amp;#32;&amp;#2325;&amp;#2354;&amp;#2381;&amp;#2346;&amp;#2367;&amp;#2340;&amp;#2366;&amp;#32;&amp;#2357;&amp;#2381;&amp;#2351;&amp;#2357;&amp;#2360;&amp;#2381;&amp;#2341;&amp;#2366;&amp;#32;&amp;#2404;</text:p>
          </table:table-cell>
          <table:table-cell office:value-type="string" table:style-name="ce3">
            <text:p>The management of admission to system and network resources.</text:p>
          </table:table-cell>
          <table:table-cell office:value-type="string" table:style-name="ce3">
            <text:p>access control -n</text:p>
          </table:table-cell>
          <table:table-cell table:number-columns-repeated="16380"/>
        </table:table-row>
        <table:table-row table:style-name="ro2">
          <table:table-cell office:value-type="string" table:style-name="ce3">
            <text:p>access control list</text:p>
          </table:table-cell>
          <table:table-cell office:value-type="string" table:style-name="ce4">
            <text:p>&amp;#2346;&amp;#2381;&amp;#2352;&amp;#2357;&amp;#2375;&amp;#2358;&amp;#2366;&amp;#2352;&amp;#2381;&amp;#2361;&amp;#2366;&amp;#2339;&amp;#2366;&amp;#2306;&amp;#32;&amp;#2360;&amp;#2370;&amp;#2330;&amp;#2368;&amp;#32;&amp;#2404;&amp;#32;&amp;#2346;&amp;#2381;&amp;#2352;&amp;#2357;&amp;#2375;&amp;#2358;&amp;#2344;&amp;#2367;&amp;#2351;&amp;#2366;&amp;#2350;&amp;#2325;&amp;#2360;&amp;#2370;&amp;#2330;&amp;#2368;&amp;#32;&amp;#2404;&amp;#32;&amp;#2309;&amp;#2351;&amp;#2306;&amp;#32;&amp;#2342;&amp;#2340;&amp;#2381;&amp;#2340;&amp;#2366;&amp;#2306;&amp;#2358;&amp;#2327;&amp;#2339;&amp;#2307;&amp;#32;&amp;#2360;&amp;#2334;&amp;#2381;&amp;#2330;&amp;#2367;&amp;#2325;&amp;#2351;&amp;#2366;&amp;comma;&amp;#32;&amp;#2346;&amp;#2381;&amp;#2352;&amp;#2357;&amp;#2367;&amp;#2349;&amp;#2366;&amp;#2327;&amp;#2375;&amp;#2344;&amp;comma;&amp;#32;&amp;#2309;&amp;#2344;&amp;#2381;&amp;#2351;&amp;#2375;&amp;#2344;&amp;#32;&amp;#2332;&amp;#2366;&amp;#2354;&amp;#2357;&amp;#2367;&amp;#2349;&amp;#2357;&amp;#2375;&amp;#2344;&amp;#32;&amp;#2357;&amp;#2366;&amp;#32;&amp;#2360;&amp;#2350;&amp;#2381;&amp;#2348;&amp;#2342;&amp;#2381;&amp;#2343;&amp;#2307;&amp;#32;&amp;#2349;&amp;#2357;&amp;#2340;&amp;#2367;&amp;#32;&amp;#2404;&amp;#32;&amp;#2309;&amp;#2360;&amp;#2381;&amp;#2350;&amp;#2367;&amp;#2344;&amp;#2381;&amp;#32;&amp;#2342;&amp;#2340;&amp;#2381;&amp;#2340;&amp;#2366;&amp;#2306;&amp;#2358;&amp;#2327;&amp;#2339;&amp;#2375;&amp;comma;&amp;#32;&amp;#2313;&amp;#2346;&amp;#2351;&amp;#2379;&amp;#2325;&amp;#2381;&amp;#2340;&amp;#2371;&amp;#2349;&amp;#2381;&amp;#2351;&amp;#2307;&amp;comma;&amp;#32;&amp;#2340;&amp;#2340;&amp;#2381;&amp;#2360;&amp;#2350;&amp;#2370;&amp;#2361;&amp;#2375;&amp;#2349;&amp;#2381;&amp;#2351;&amp;#2307;&amp;comma;&amp;#32;&amp;#2346;&amp;#2381;&amp;#2352;&amp;#2325;&amp;#2381;&amp;#2352;&amp;#2367;&amp;#2351;&amp;#2366;&amp;#2349;&amp;#2381;&amp;#2351;&amp;#2307;&amp;comma;&amp;#32;&amp;#2313;&amp;#2346;&amp;#2325;&amp;#2352;&amp;#2339;&amp;#2375;&amp;#2349;&amp;#2381;&amp;#2351;&amp;#2307;&amp;#32;&amp;#2357;&amp;#2366;&amp;#32;&amp;#2325;&amp;#2354;&amp;#2381;&amp;#2346;&amp;#2367;&amp;#2340;&amp;#2366;&amp;#32;&amp;#2309;&amp;#2344;&amp;#2369;&amp;#2350;&amp;#2367;&amp;#2340;&amp;#2351;&amp;#2307;&amp;#32;&amp;#2344;&amp;#2367;&amp;#2352;&amp;#2370;&amp;#2346;&amp;#2367;&amp;#2340;&amp;#2366;&amp;#2307;&amp;#32;&amp;#2349;&amp;#2357;&amp;#2344;&amp;#2381;&amp;#2340;&amp;#2367;&amp;#32;&amp;#2404;&amp;#32;</text:p>
          </table:table-cell>
          <table:table-cell office:value-type="string" table:style-name="ce3">
            <text:p>A set of data associated with a file, directory or other network.</text:p>
          </table:table-cell>
          <table:table-cell office:value-type="string" table:style-name="ce3">
            <text:p>access control list −n</text:p>
          </table:table-cell>
          <table:table-cell table:number-columns-repeated="16380"/>
        </table:table-row>
        <table:table-row table:number-rows-repeated="1048555" table:style-name="ro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style:font-face style:name="Mangal" svg:font-family="Mang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KUMAR MANOJ</meta:initial-creator>
    <dc:creator>User</dc:creator>
    <meta:creation-date>2015-06-05T18:17:20Z</meta:creation-date>
    <dc:date>2025-10-12T14:55:01Z</dc:date>
  </office:meta>
</office:document-meta>
</file>